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162a9a"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color="#000000" loext:opacity="100%" style:font-name="Courier 10 Pitch" fo:font-size="10pt" fo:font-weight="normal" officeooo:rsid="000d5643" officeooo:paragraph-rsid="00177d2d" style:font-size-asian="10pt" style:font-weight-asian="normal" style:font-size-complex="10pt" style:font-weight-complex="normal"/>
    </style:style>
    <style:style style:name="P3" style:family="paragraph" style:parent-style-name="Standard">
      <style:paragraph-properties fo:text-align="start" style:justify-single-word="false"/>
      <style:text-properties fo:color="#000000" loext:opacity="100%" style:font-name="Courier 10 Pitch" fo:font-size="10pt" fo:font-weight="normal" officeooo:rsid="00081729" officeooo:paragraph-rsid="00096516"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loext:opacity="100%" style:font-name="Courier 10 Pitch" fo:font-size="10pt" fo:font-weight="normal" officeooo:rsid="001c00fc" officeooo:paragraph-rsid="001c00fc"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loext:opacity="100%" style:font-name="Courier 10 Pitch" fo:font-size="10pt" fo:font-weight="normal" officeooo:rsid="001c00fc" officeooo:paragraph-rsid="009d51f1"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000000" loext:opacity="100%" style:font-name="Courier 10 Pitch" fo:font-size="10pt" fo:font-weight="normal" officeooo:rsid="00207550" officeooo:paragraph-rsid="00207550"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096516"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a9d1ed"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loext:opacity="100%" style:font-name="Courier 10 Pitch" fo:font-size="10pt" fo:font-weight="normal" officeooo:paragraph-rsid="00096516"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loext:opacity="100%" style:font-name="Courier 10 Pitch" fo:font-size="10pt" fo:font-weight="normal" officeooo:rsid="002cdc89" officeooo:paragraph-rsid="002cdc89"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loext:opacity="100%" style:font-name="Courier 10 Pitch" fo:font-size="10pt" fo:font-weight="normal" officeooo:rsid="003422b4" officeooo:paragraph-rsid="003422b4"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loext:opacity="100%" style:font-name="Courier 10 Pitch" fo:font-size="10pt" fo:font-weight="normal" officeooo:rsid="00368ff8" officeooo:paragraph-rsid="00368ff8"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loext:opacity="100%" style:font-name="Courier 10 Pitch" fo:font-size="10pt" fo:font-weight="normal" officeooo:rsid="00118a8d" officeooo:paragraph-rsid="0037688e"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loext:opacity="100%" style:font-name="Courier 10 Pitch" fo:font-size="10pt" fo:font-weight="normal" officeooo:rsid="00389d76" officeooo:paragraph-rsid="00389d76"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loext:opacity="100%" style:font-name="Courier 10 Pitch" fo:font-size="10pt" fo:font-weight="normal" officeooo:rsid="00389d76" officeooo:paragraph-rsid="00392b2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loext:opacity="100%" style:font-name="Courier 10 Pitch" fo:font-size="10pt" fo:font-weight="normal" officeooo:rsid="0046c509" officeooo:paragraph-rsid="0046c509"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loext:opacity="100%" style:font-name="Courier 10 Pitch" fo:font-size="10pt" fo:font-weight="normal" officeooo:rsid="00517043" officeooo:paragraph-rsid="00517043"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loext:opacity="100%" style:font-name="Courier 10 Pitch" fo:font-size="10pt" fo:font-weight="normal" officeooo:rsid="00517043" officeooo:paragraph-rsid="00a9d1ed"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loext:opacity="100%" style:font-name="Courier 10 Pitch" fo:font-size="10pt" fo:font-weight="normal" officeooo:rsid="005d4f7c" officeooo:paragraph-rsid="005f25d2"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loext:opacity="100%" style:font-name="Courier 10 Pitch" fo:font-size="10pt" fo:font-weight="normal" officeooo:rsid="005d4f7c" officeooo:paragraph-rsid="00a9d1ed"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loext:opacity="100%" style:font-name="Courier 10 Pitch" fo:font-size="10pt" fo:font-weight="normal" officeooo:rsid="0061ee70" officeooo:paragraph-rsid="0062cb9c"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loext:opacity="100%" style:font-name="Courier 10 Pitch" fo:font-size="10pt" fo:font-weight="normal" officeooo:rsid="0061ee70" officeooo:paragraph-rsid="00a9d1ed"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65c4b8"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697930"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a9d1ed"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loext:opacity="100%" style:font-name="Courier 10 Pitch" fo:font-size="10pt" fo:font-weight="normal" officeooo:rsid="006b829e" officeooo:paragraph-rsid="006b829e"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loext:opacity="100%" style:font-name="Courier 10 Pitch" fo:font-size="10pt" fo:font-weight="normal" officeooo:rsid="006b829e" officeooo:paragraph-rsid="00a9d1ed"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loext:opacity="100%" style:font-name="Courier 10 Pitch" fo:font-size="10pt" fo:font-weight="normal" officeooo:rsid="007291c1" officeooo:paragraph-rsid="007291c1"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loext:opacity="100%" style:font-name="Courier 10 Pitch" fo:font-size="10pt" fo:font-weight="normal" officeooo:rsid="007416f0" officeooo:paragraph-rsid="007416f0"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loext:opacity="100%" style:font-name="Courier 10 Pitch" fo:font-size="10pt" fo:font-weight="normal" officeooo:rsid="007607e4" officeooo:paragraph-rsid="007607e4"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loext:opacity="100%" style:font-name="Courier 10 Pitch" fo:font-size="10pt" fo:font-weight="normal" officeooo:rsid="007f7f9e" officeooo:paragraph-rsid="007f7f9e"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000000" loext:opacity="100%" style:font-name="Courier 10 Pitch" fo:font-size="10pt" fo:font-weight="normal" officeooo:rsid="0083b6c8" officeooo:paragraph-rsid="0083b6c8"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loext:opacity="100%" style:font-name="Courier 10 Pitch" fo:font-size="10pt" fo:font-weight="normal" officeooo:rsid="008ae390" officeooo:paragraph-rsid="008ae390"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000000" loext:opacity="100%" style:font-name="Courier 10 Pitch" fo:font-size="10pt" fo:font-weight="normal" officeooo:rsid="008ef6f3" officeooo:paragraph-rsid="008ef6f3"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loext:opacity="100%" style:font-name="Courier 10 Pitch" fo:font-size="10pt" fo:font-weight="normal" officeooo:rsid="00421df7" officeooo:paragraph-rsid="00421df7"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loext:opacity="100%" style:font-name="Courier 10 Pitch" fo:font-size="10pt" fo:font-weight="normal" officeooo:rsid="0098b349" officeooo:paragraph-rsid="00096516"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loext:opacity="100%" style:font-name="Courier 10 Pitch" fo:font-size="10pt" fo:font-weight="normal" officeooo:rsid="00a03b8e" officeooo:paragraph-rsid="00a03b8e"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loext:opacity="100%" style:font-name="Courier 10 Pitch" fo:font-size="10pt" fo:font-weight="normal" officeooo:rsid="006d37a0" officeooo:paragraph-rsid="006d37a0"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loext:opacity="100%" style:font-name="Courier 10 Pitch" fo:font-size="10pt" fo:font-weight="normal" officeooo:rsid="006d37a0" officeooo:paragraph-rsid="00aa91c1"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loext:opacity="100%" style:font-name="Courier 10 Pitch" fo:font-size="10pt" fo:font-weight="normal" officeooo:rsid="00a731bb" officeooo:paragraph-rsid="00a731bb"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loext:opacity="100%" style:font-name="Courier 10 Pitch" fo:font-size="10pt" fo:font-weight="normal" officeooo:rsid="00b82750" officeooo:paragraph-rsid="0078f01e"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loext:opacity="100%" style:font-name="Courier 10 Pitch" fo:font-size="10pt" fo:font-weight="normal" officeooo:rsid="0078f01e" officeooo:paragraph-rsid="0078f01e"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loext:opacity="100%" style:font-name="Courier 10 Pitch" fo:font-size="10pt" fo:font-weight="normal" officeooo:rsid="00be7479" officeooo:paragraph-rsid="00be7479"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loext:opacity="100%" style:font-name="Courier 10 Pitch" fo:font-size="10pt" fo:font-weight="normal" officeooo:rsid="00c03c10" officeooo:paragraph-rsid="00c03c10"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loext:opacity="100%" style:font-name="Courier 10 Pitch" fo:font-size="10pt" fo:font-weight="normal" officeooo:rsid="00c48248" officeooo:paragraph-rsid="00c65d6e"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loext:opacity="100%" style:font-name="Courier 10 Pitch" fo:font-size="10pt" fo:font-weight="normal" officeooo:rsid="001e9b41" officeooo:paragraph-rsid="001e9b41"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loext:opacity="100%" style:font-name="Courier 10 Pitch" fo:font-size="10pt" fo:font-weight="normal" officeooo:rsid="00c932f7" officeooo:paragraph-rsid="00cd4709"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loext:opacity="100%" style:font-name="Courier 10 Pitch" fo:font-size="10pt" fo:font-weight="normal" officeooo:rsid="00d6ab8d" officeooo:paragraph-rsid="00d6ab8d"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loext:opacity="100%" style:font-name="Courier 10 Pitch" fo:font-size="10pt" fo:font-weight="normal" officeooo:rsid="00d872f8" officeooo:paragraph-rsid="00d872f8"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loext:opacity="100%" style:font-name="Courier 10 Pitch" fo:font-size="10pt" fo:font-weight="normal" officeooo:rsid="00d969bf" officeooo:paragraph-rsid="00d969bf"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loext:opacity="100%" style:font-name="Courier 10 Pitch" fo:font-size="10pt" fo:font-weight="normal" officeooo:rsid="00e09253" officeooo:paragraph-rsid="00e09253"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loext:opacity="100%" style:font-name="Courier 10 Pitch" fo:font-size="10pt" fo:font-weight="bold" officeooo:rsid="000d5643" officeooo:paragraph-rsid="00177d2d" style:font-size-asian="10pt" style:font-weight-asian="bold" style:font-size-complex="10pt" style:font-weight-complex="bold"/>
    </style:style>
    <style:style style:name="P53" style:family="paragraph" style:parent-style-name="Standard">
      <style:paragraph-properties fo:text-align="start" style:justify-single-word="false"/>
      <style:text-properties fo:color="#000000" loext:opacity="100%" style:font-name="Courier 10 Pitch" fo:font-size="10pt" fo:font-weight="bold" officeooo:rsid="00081729" officeooo:paragraph-rsid="00096516"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000000" loext:opacity="100%" style:font-name="Courier 10 Pitch" fo:font-size="10pt" fo:font-weight="bold" officeooo:paragraph-rsid="00096516" style:font-size-asian="10pt" style:font-weight-asian="bold" style:font-size-complex="10pt" style:font-weight-complex="bold"/>
    </style:style>
    <style:style style:name="P55" style:family="paragraph" style:parent-style-name="Standard">
      <style:paragraph-properties fo:text-align="start" style:justify-single-word="false"/>
      <style:text-properties fo:color="#000000" loext:opacity="100%" style:font-name="Courier 10 Pitch" fo:font-size="10pt" fo:font-weight="bold" officeooo:rsid="00096516" officeooo:paragraph-rsid="00096516" style:font-size-asian="10pt" style:font-weight-asian="bold" style:font-size-complex="10pt" style:font-weight-complex="bold"/>
    </style:style>
    <style:style style:name="P56" style:family="paragraph" style:parent-style-name="Standard">
      <style:paragraph-properties fo:text-align="start" style:justify-single-word="false"/>
      <style:text-properties style:font-name="arial" officeooo:rsid="0011dd48" officeooo:paragraph-rsid="0011dd48"/>
    </style:style>
    <style:style style:name="P57" style:family="paragraph" style:parent-style-name="Standard">
      <style:paragraph-properties fo:text-align="start" style:justify-single-word="false"/>
      <style:text-properties style:font-name="arial" officeooo:rsid="00081729" officeooo:paragraph-rsid="0011dd48"/>
    </style:style>
    <style:style style:name="P58" style:family="paragraph" style:parent-style-name="Standard">
      <style:paragraph-properties fo:text-align="start" style:justify-single-word="false"/>
      <style:text-properties style:font-name="arial" officeooo:rsid="00081729" officeooo:paragraph-rsid="0010543c"/>
    </style:style>
    <style:style style:name="P59" style:family="paragraph" style:parent-style-name="Standard">
      <style:paragraph-properties fo:text-align="start" style:justify-single-word="false"/>
      <style:text-properties style:font-name="arial" officeooo:rsid="00081729" officeooo:paragraph-rsid="00081729"/>
    </style:style>
    <style:style style:name="P60" style:family="paragraph" style:parent-style-name="Standard">
      <style:paragraph-properties fo:text-align="start" style:justify-single-word="false"/>
      <style:text-properties officeooo:paragraph-rsid="00096516"/>
    </style:style>
    <style:style style:name="P61" style:family="paragraph" style:parent-style-name="Standard">
      <style:paragraph-properties fo:text-align="start" style:justify-single-word="false"/>
      <style:text-properties officeooo:paragraph-rsid="00c88967"/>
    </style:style>
    <style:style style:name="T1" style:family="text">
      <style:text-properties officeooo:rsid="00096516"/>
    </style:style>
    <style:style style:name="T2" style:family="text">
      <style:text-properties fo:color="#000000" loext:opacity="100%" style:font-name="Courier 10 Pitch" fo:font-size="10pt" fo:font-weight="bold" officeooo:rsid="00096516" style:font-size-asian="10pt" style:font-weight-asian="bold" style:font-size-complex="10pt" style:font-weight-complex="bold"/>
    </style:style>
    <style:style style:name="T3" style:family="text">
      <style:text-properties fo:color="#000000" loext:opacity="100%" style:font-name="Courier 10 Pitch" fo:font-size="10pt" fo:font-weight="bold" officeooo:rsid="0000fe1c" style:font-size-asian="10pt" style:font-weight-asian="bold" style:font-size-complex="10pt" style:font-weight-complex="bold"/>
    </style:style>
    <style:style style:name="T4" style:family="text">
      <style:text-properties fo:color="#000000" loext:opacity="100%" style:font-name="Courier 10 Pitch" fo:font-size="10pt" fo:font-weight="bold" officeooo:rsid="00081729" style:font-size-asian="10pt" style:font-weight-asian="bold" style:font-size-complex="10pt" style:font-weight-complex="bold"/>
    </style:style>
    <style:style style:name="T5" style:family="text">
      <style:text-properties fo:color="#000000" loext:opacity="100%" style:font-name="Courier 10 Pitch" fo:font-size="10pt" fo:font-weight="normal" officeooo:rsid="00c88967" style:font-size-asian="10pt" style:font-weight-asian="normal" style:font-size-complex="10pt" style:font-weight-complex="normal"/>
    </style:style>
    <style:style style:name="T6" style:family="text">
      <style:text-properties fo:color="#000000" loext:opacity="100%" style:font-name="Courier 10 Pitch" fo:font-size="10pt" fo:font-weight="normal" officeooo:rsid="00c932f7" style:font-size-asian="10pt" style:font-weight-asian="normal" style:font-size-complex="10pt" style:font-weight-complex="normal"/>
    </style:style>
    <style:style style:name="T7" style:family="text">
      <style:text-properties fo:color="#000000" loext:opacity="100%" style:font-name="Courier 10 Pitch" fo:font-size="10pt" fo:font-weight="normal" officeooo:rsid="00ca9fc4" style:font-size-asian="10pt" style:font-weight-asian="normal" style:font-size-complex="10pt" style:font-weight-complex="normal"/>
    </style:style>
    <style:style style:name="T8" style:family="text">
      <style:text-properties officeooo:rsid="000a8a86"/>
    </style:style>
    <style:style style:name="T9" style:family="text">
      <style:text-properties officeooo:rsid="000c4309"/>
    </style:style>
    <style:style style:name="T10" style:family="text">
      <style:text-properties officeooo:rsid="00102b7e"/>
    </style:style>
    <style:style style:name="T11" style:family="text">
      <style:text-properties officeooo:rsid="0010543c"/>
    </style:style>
    <style:style style:name="T12" style:family="text">
      <style:text-properties officeooo:rsid="0011dd48"/>
    </style:style>
    <style:style style:name="T13" style:family="text">
      <style:text-properties officeooo:rsid="0012f1b4"/>
    </style:style>
    <style:style style:name="T14" style:family="text">
      <style:text-properties fo:font-weight="normal" style:font-weight-asian="normal" style:font-weight-complex="normal"/>
    </style:style>
    <style:style style:name="T15" style:family="text">
      <style:text-properties fo:font-weight="normal" officeooo:rsid="000b9f1b" style:font-weight-asian="normal" style:font-weight-complex="normal"/>
    </style:style>
    <style:style style:name="T16" style:family="text">
      <style:text-properties fo:font-weight="normal" officeooo:rsid="000d7ca5" style:font-weight-asian="normal" style:font-weight-complex="normal"/>
    </style:style>
    <style:style style:name="T17" style:family="text">
      <style:text-properties fo:font-weight="normal" officeooo:rsid="0018e6c7" style:font-weight-asian="normal" style:font-weight-complex="normal"/>
    </style:style>
    <style:style style:name="T18" style:family="text">
      <style:text-properties fo:font-weight="normal" officeooo:rsid="0019766c" style:font-weight-asian="normal" style:font-weight-complex="normal"/>
    </style:style>
    <style:style style:name="T19" style:family="text">
      <style:text-properties officeooo:rsid="000fedcc"/>
    </style:style>
    <style:style style:name="T20" style:family="text">
      <style:text-properties officeooo:rsid="00187369"/>
    </style:style>
    <style:style style:name="T21" style:family="text">
      <style:text-properties officeooo:rsid="0018921e"/>
    </style:style>
    <style:style style:name="T22" style:family="text">
      <style:text-properties officeooo:rsid="0019766c"/>
    </style:style>
    <style:style style:name="T23" style:family="text">
      <style:text-properties officeooo:rsid="001a00ba"/>
    </style:style>
    <style:style style:name="T24" style:family="text">
      <style:text-properties officeooo:rsid="001fa1fd"/>
    </style:style>
    <style:style style:name="T25" style:family="text">
      <style:text-properties officeooo:rsid="0021abda"/>
    </style:style>
    <style:style style:name="T26" style:family="text">
      <style:text-properties style:text-line-through-style="none" style:text-line-through-type="none" officeooo:rsid="000a8a86"/>
    </style:style>
    <style:style style:name="T27" style:family="text">
      <style:text-properties officeooo:rsid="0027c987"/>
    </style:style>
    <style:style style:name="T28" style:family="text">
      <style:text-properties officeooo:rsid="00281dd8"/>
    </style:style>
    <style:style style:name="T29" style:family="text">
      <style:text-properties officeooo:rsid="002973a2"/>
    </style:style>
    <style:style style:name="T30" style:family="text">
      <style:text-properties officeooo:rsid="002deba6"/>
    </style:style>
    <style:style style:name="T31" style:family="text">
      <style:text-properties officeooo:rsid="002e8a3e"/>
    </style:style>
    <style:style style:name="T32" style:family="text">
      <style:text-properties officeooo:rsid="003060b3"/>
    </style:style>
    <style:style style:name="T33" style:family="text">
      <style:text-properties officeooo:rsid="00340b04"/>
    </style:style>
    <style:style style:name="T34" style:family="text">
      <style:text-properties officeooo:rsid="0037688e"/>
    </style:style>
    <style:style style:name="T35" style:family="text">
      <style:text-properties officeooo:rsid="00381314"/>
    </style:style>
    <style:style style:name="T36" style:family="text">
      <style:text-properties officeooo:rsid="001474b4"/>
    </style:style>
    <style:style style:name="T37" style:family="text">
      <style:text-properties officeooo:rsid="00118a8d"/>
    </style:style>
    <style:style style:name="T38" style:family="text">
      <style:text-properties officeooo:rsid="0039538d"/>
    </style:style>
    <style:style style:name="T39" style:family="text">
      <style:text-properties officeooo:rsid="0043db08"/>
    </style:style>
    <style:style style:name="T40" style:family="text">
      <style:text-properties officeooo:rsid="0045c9c1"/>
    </style:style>
    <style:style style:name="T41" style:family="text">
      <style:text-properties officeooo:rsid="00486af9"/>
    </style:style>
    <style:style style:name="T42" style:family="text">
      <style:text-properties officeooo:rsid="004be262"/>
    </style:style>
    <style:style style:name="T43" style:family="text">
      <style:text-properties officeooo:rsid="004d1d68"/>
    </style:style>
    <style:style style:name="T44" style:family="text">
      <style:text-properties officeooo:rsid="0052099c"/>
    </style:style>
    <style:style style:name="T45" style:family="text">
      <style:text-properties officeooo:rsid="005407d9"/>
    </style:style>
    <style:style style:name="T46" style:family="text">
      <style:text-properties officeooo:rsid="0055dfc3"/>
    </style:style>
    <style:style style:name="T47" style:family="text">
      <style:text-properties officeooo:rsid="0057ed07"/>
    </style:style>
    <style:style style:name="T48" style:family="text">
      <style:text-properties officeooo:rsid="0059d56a"/>
    </style:style>
    <style:style style:name="T49" style:family="text">
      <style:text-properties officeooo:rsid="005bb311"/>
    </style:style>
    <style:style style:name="T50" style:family="text">
      <style:text-properties officeooo:rsid="00517043"/>
    </style:style>
    <style:style style:name="T51" style:family="text">
      <style:text-properties officeooo:rsid="00609614"/>
    </style:style>
    <style:style style:name="T52" style:family="text">
      <style:text-properties officeooo:rsid="0063a354"/>
    </style:style>
    <style:style style:name="T53" style:family="text">
      <style:text-properties officeooo:rsid="006dce4f"/>
    </style:style>
    <style:style style:name="T54" style:family="text">
      <style:text-properties officeooo:rsid="006e9d2f"/>
    </style:style>
    <style:style style:name="T55" style:family="text">
      <style:text-properties officeooo:rsid="0075a14f"/>
    </style:style>
    <style:style style:name="T56" style:family="text">
      <style:text-properties officeooo:rsid="007678fd"/>
    </style:style>
    <style:style style:name="T57" style:family="text">
      <style:text-properties officeooo:rsid="0086f49a"/>
    </style:style>
    <style:style style:name="T58" style:family="text">
      <style:text-properties officeooo:rsid="008bc31d"/>
    </style:style>
    <style:style style:name="T59" style:family="text">
      <style:text-properties officeooo:rsid="008dbfeb"/>
    </style:style>
    <style:style style:name="T60" style:family="text">
      <style:text-properties officeooo:rsid="009ef807"/>
    </style:style>
    <style:style style:name="T61" style:family="text">
      <style:text-properties officeooo:rsid="00a174a4"/>
    </style:style>
    <style:style style:name="T62" style:family="text">
      <style:text-properties officeooo:rsid="00a38f54"/>
    </style:style>
    <style:style style:name="T63" style:family="text">
      <style:text-properties officeooo:rsid="00a6ef1c"/>
    </style:style>
    <style:style style:name="T64" style:family="text">
      <style:text-properties officeooo:rsid="00a77ac1"/>
    </style:style>
    <style:style style:name="T65" style:family="text">
      <style:text-properties officeooo:rsid="00a9414a"/>
    </style:style>
    <style:style style:name="T66" style:family="text">
      <style:text-properties officeooo:rsid="00a9d1ed"/>
    </style:style>
    <style:style style:name="T67" style:family="text">
      <style:text-properties officeooo:rsid="00af31d5"/>
    </style:style>
    <style:style style:name="T68" style:family="text">
      <style:text-properties officeooo:rsid="00b03d2d"/>
    </style:style>
    <style:style style:name="T69" style:family="text">
      <style:text-properties officeooo:rsid="00b0dd15"/>
    </style:style>
    <style:style style:name="T70" style:family="text">
      <style:text-properties officeooo:rsid="00b9e7f7"/>
    </style:style>
    <style:style style:name="T71" style:family="text">
      <style:text-properties officeooo:rsid="00bba9cb"/>
    </style:style>
    <style:style style:name="T72" style:family="text">
      <style:text-properties officeooo:rsid="00bdd59b"/>
    </style:style>
    <style:style style:name="T73" style:family="text">
      <style:text-properties officeooo:rsid="00be7479"/>
    </style:style>
    <style:style style:name="T74" style:family="text">
      <style:text-properties officeooo:rsid="00c03c10"/>
    </style:style>
    <style:style style:name="T75" style:family="text">
      <style:text-properties officeooo:rsid="00c74e5b"/>
    </style:style>
    <style:style style:name="T76" style:family="text">
      <style:text-properties officeooo:rsid="00d4c07b"/>
    </style:style>
    <style:style style:name="T77" style:family="text">
      <style:text-properties officeooo:rsid="00d57010"/>
    </style:style>
    <style:style style:name="T78" style:family="text">
      <style:text-properties officeooo:rsid="00d895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57"/>
      <text:p text:style-name="P57"><text:span text:style-name="T8">Each question </text:span><text:span text:style-name="T12">accounts for</text:span><text:span text:style-name="T8"> 1 point. Try to keep answers simple and direct. </text:span><text:span text:style-name="T11">You can use your notes and materials of the classes if you want, you can also check biological databases. </text:span></text:p>
      <text:p text:style-name="P58"/>
      <text:p text:style-name="P57">In this exercise we are working with a protein for which we have its sequence in a separate file (target.fa). Answer the following questions about <text:span text:style-name="T12">this protein</text:span>:</text:p>
      <text:p text:style-name="P59"/>
      <text:p text:style-name="P54"/>
      <text:p text:style-name="P54"/>
      <text:p text:style-name="P54"><text:span text:style-name="T1">a</text:span>) Does it belongs to some family of PFAM?. If so, obtain the HMM profile from PFAM and name it p28b.hmm</text:p>
      <text:p text:style-name="P9"/>
      <text:p text:style-name="P1"><text:span text:style-name="T20">$</text:span>hmmscan ~/Documents/databases/Pfam-A.hmm target.fa &gt; scan_target_PFAM.out</text:p>
      <text:p text:style-name="P2">get <text:span text:style-name="T21">zf-</text:span><text:span text:style-name="T22">C</text:span><text:span text:style-name="T21">4</text:span> <text:span text:style-name="T19">in scan output, </text:span><text:span text:style-name="T23">it belongs to the zinc-finger family</text:span></text:p>
      <text:p text:style-name="P52"><text:span text:style-name="T14">$hmmfetch </text:span><text:span text:style-name="T15">~/Documents/databases/Pfam-A.hmm </text:span><text:span text:style-name="T17">zf-</text:span><text:span text:style-name="T18">C</text:span><text:span text:style-name="T17">4</text:span><text:span text:style-name="T16"> &gt; p28b.hmm</text:span></text:p>
      <text:p text:style-name="P9"/>
      <text:p text:style-name="P60"><text:span text:style-name="T2">b</text:span><text:span text:style-name="T3">) </text:span><text:span text:style-name="T2">Do you think that this protein belongs to</text:span><text:span text:style-name="T4"> some fold in SCOP?, which one?</text:span></text:p>
      <text:p text:style-name="P3"/>
      <text:p text:style-name="P4">Use blastp to find ID</text:p>
      <text:p text:style-name="P5">$blastp -query target.fa -db ~/Documents/databases/<text:span text:style-name="T60">pdb_seq</text:span> -out target_pdb.out</text:p>
      <text:p text:style-name="P37">PDB ID <text:span text:style-name="T61">3d24 </text:span><text:span text:style-name="T62">(chain C)</text:span></text:p>
      <text:p text:style-name="P46">Search in SCOP: <text:span text:style-name="T24">Fold domain in SCOP = 2000883</text:span></text:p>
      <text:p text:style-name="P46">Nuclear receptor ligand-binding</text:p>
      <text:p text:style-name="P3"/>
      <text:p text:style-name="P53"><text:span text:style-name="T1">c</text:span>) <text:span text:style-name="T1">W</text:span>hat function do you think <text:span text:style-name="T1">this protein</text:span> may have?</text:p>
      <text:p text:style-name="P53"/>
      <text:p text:style-name="P6">In the same blast file you can see <text:span text:style-name="T25">that its a s</text:span>teroid hormone receptor</text:p>
      <text:p text:style-name="P53"/>
      <text:p text:style-name="P55">d) <text:span text:style-name="T8">Find 4 homologous proteins in the </text:span><text:span text:style-name="T26">swissprot </text:span><text:span text:style-name="T8">database and align them using the HMM you obtained in question a). Then, change the format of this alignment from stockholm to clustalw. Name this alignment homologs.aln.</text:span></text:p>
      <text:p text:style-name="P7"/>
      <text:p text:style-name="P33"><text:span text:style-name="T58">Search</text:span> in uniprot, check if in swis<text:span text:style-name="T59">s</text:span>prot</text:p>
      <text:p text:style-name="P7"><text:span text:style-name="T29">$</text:span>hmmsearch p28b.hmm ~/Documents/databases/uniprot_sprot.fasta &gt; <text:span text:style-name="T28">4</text:span>MSA_<text:span text:style-name="T27">homologs</text:span>.out</text:p>
      <text:p text:style-name="P10"><text:span text:style-name="T30">Get the first 4 </text:span>proteins <text:span text:style-name="T33">(</text:span><text:span text:style-name="T31">Q92753, P45446, Q8R1B8, P18515) </text:span><text:span text:style-name="T57">and look if they are all in swissprot,</text:span><text:span text:style-name="T31"> </text:span><text:span text:style-name="T32">download them from uniprot and cat them to 1 file</text:span></text:p>
      <text:p text:style-name="P11">$cat Q92753.fasta P45446.fasta Q8R1B8.fasta P18515.fasta &gt; sequences.fasta</text:p>
      <text:p text:style-name="P12">aligning</text:p>
      <text:p text:style-name="P13"><text:span text:style-name="T34">$</text:span>hmmalign p28b.hmm sequences.fasta&gt; <text:span text:style-name="T35">4</text:span>MSA_aln.sto</text:p>
      <text:p text:style-name="P14">Sto→aln</text:p>
      <text:p text:style-name="P15">$<text:span text:style-name="T36">perl ~/Documents/databases/perl_scripts/aconvertMod2.pl -in h -out c &lt;</text:span><text:span text:style-name="T35">4</text:span><text:span text:style-name="T37">MSA_aln.sto</text:span><text:span text:style-name="T36">&gt; </text:span><text:span text:style-name="T38">homologs</text:span><text:span text:style-name="T36">.aln</text:span></text:p>
      <text:p text:style-name="P7"/>
      <text:p text:style-name="P55">e) <text:span text:style-name="T8">Find </text:span><text:span text:style-name="T12">one</text:span><text:span text:style-name="T8"> template for our protein.</text:span></text:p>
      <text:p text:style-name="P36"/>
      <text:p text:style-name="P35">We use the first ID from blastp output, <text:span text:style-name="T39">so 3d24 </text:span><text:span text:style-name="T40">(3d24_C)</text:span></text:p>
      <text:p text:style-name="P16">Download the fasta from <text:span text:style-name="T41">pdb as 3d24.pdb</text:span></text:p>
      <text:p text:style-name="P7"/>
      <text:p text:style-name="P55">f) <text:span text:style-name="T8">Use the template you obtained in the previous question to make a model of our target protein. Name this file model.pdb.</text:span></text:p>
      <text:p text:style-name="P55"/>
      <text:p text:style-name="P7"><text:soft-page-break/></text:p>
      <text:p text:style-name="P7"><text:span text:style-name="T42">$</text:span>perl ~/Documents/databases/perl_scripts/PDBtoSplitChain.pl -i <text:span text:style-name="T43">3d24</text:span>.pdb -o <text:span text:style-name="T43">3d24</text:span></text:p>
      <text:p text:style-name="P7">$cat target.fa &gt; <text:span text:style-name="T48">6_</text:span><text:span text:style-name="T49">2</text:span><text:span text:style-name="T48">aln</text:span>.fa</text:p>
      <text:p text:style-name="P17">$cat <text:span text:style-name="T44">3d24</text:span><text:span text:style-name="T47">C</text:span>.fa &gt;&gt; <text:span text:style-name="T48">6_</text:span><text:span text:style-name="T49">2</text:span><text:span text:style-name="T48">aln</text:span>.fa</text:p>
      <text:p text:style-name="P17"><text:span text:style-name="T45">$</text:span>hmmalign <text:span text:style-name="T46">p28b</text:span>.hmm <text:span text:style-name="T49">6_2aln</text:span>.fa &gt; <text:span text:style-name="T47">6_</text:span>MSA.sto</text:p>
      <text:p text:style-name="P19">$perl ~/Documents/databases/perl_scripts/aconvertMod2.pl -in h -out c &lt;<text:span text:style-name="T47">6_</text:span><text:span text:style-name="T50">MSA.sto</text:span>&gt;<text:span text:style-name="T51">6align</text:span>.aln</text:p>
      <text:p text:style-name="P21">$perl ~/Documents/databases/perl_scripts/aconvertMod2.pl -in c -out p &lt;<text:span text:style-name="T51">6align</text:span>.aln&gt;<text:span text:style-name="T52">6</text:span>aln.pir</text:p>
      <text:p text:style-name="P7"/>
      <text:p text:style-name="P23">Use modeling.py</text:p>
      <text:p text:style-name="P24"><text:tab/><text:tab/>alnfile <text:s/>= '6aln.pir',</text:p>
      <text:p text:style-name="P24"><text:tab/><text:tab/>knowns <text:s text:c="2"/>= ('3d24<text:span text:style-name="T63">C</text:span>'), </text:p>
      <text:p text:style-name="P24"><text:tab/><text:tab/>sequence = 'target')</text:p>
      <text:p text:style-name="P26"/>
      <text:p text:style-name="P26">mod10.5 modeling.py</text:p>
      <text:p text:style-name="P23"/>
      <text:p text:style-name="P38">mv target.B99990001.<text:span text:style-name="T54">pdb</text:span> <text:span text:style-name="T53">model.</text:span><text:span text:style-name="T54">pdb</text:span></text:p>
      <text:p text:style-name="P38"/>
      <text:p text:style-name="P38"/>
      <text:p text:style-name="P40">Does not work <text:span text:style-name="T64">because C is too short, </text:span><text:span text:style-name="T65">A has same score in the blastp</text:span></text:p>
      <text:p text:style-name="P40"/>
      <text:p text:style-name="P8"><text:span text:style-name="T42">$</text:span>perl ~/Documents/databases/perl_scripts/PDBtoSplitChain.pl -i <text:span text:style-name="T43">3d24</text:span>.pdb -o <text:span text:style-name="T43">3d24</text:span></text:p>
      <text:p text:style-name="P8">$cat target.fa &gt; <text:span text:style-name="T48">6_</text:span><text:span text:style-name="T49">2</text:span><text:span text:style-name="T48">aln</text:span>.fa</text:p>
      <text:p text:style-name="P18">$cat <text:span text:style-name="T44">3d24</text:span><text:span text:style-name="T66">A</text:span>.fa &gt;&gt; <text:span text:style-name="T48">6_</text:span><text:span text:style-name="T49">2</text:span><text:span text:style-name="T48">aln</text:span>.fa</text:p>
      <text:p text:style-name="P18"><text:span text:style-name="T45">$</text:span>hmmalign <text:span text:style-name="T46">p28b</text:span>.hmm <text:span text:style-name="T49">6_2aln</text:span>.fa &gt; <text:span text:style-name="T47">6_</text:span>MSA.sto</text:p>
      <text:p text:style-name="P20">$perl ~/Documents/databases/perl_scripts/aconvertMod2.pl -in h -out c &lt;<text:span text:style-name="T47">6_</text:span><text:span text:style-name="T50">MSA.sto</text:span>&gt;<text:span text:style-name="T51">6align</text:span>.aln</text:p>
      <text:p text:style-name="P22">$perl ~/Documents/databases/perl_scripts/aconvertMod2.pl -in c -out p &lt;<text:span text:style-name="T51">6align</text:span>.aln&gt;<text:span text:style-name="T52">6</text:span>aln.pir</text:p>
      <text:p text:style-name="P8"/>
      <text:p text:style-name="P25">Use modeling.py</text:p>
      <text:p text:style-name="P25"><text:tab/><text:tab/>alnfile <text:s/>= '6aln.pir',</text:p>
      <text:p text:style-name="P25"><text:tab/><text:tab/>knowns <text:s text:c="2"/>= ('3d24<text:span text:style-name="T66">A</text:span>'), </text:p>
      <text:p text:style-name="P25"><text:tab/><text:tab/>sequence = 'target')</text:p>
      <text:p text:style-name="P27"/>
      <text:p text:style-name="P27">mod10.5 modeling.py</text:p>
      <text:p text:style-name="P39">mv target.B99990001.<text:span text:style-name="T54">pdb</text:span> <text:span text:style-name="T53">model.</text:span><text:span text:style-name="T54">pdb</text:span></text:p>
      <text:p text:style-name="P23"/>
      <text:p text:style-name="P55">g) <text:span text:style-name="T8">Use ProSa to analyze </text:span><text:span text:style-name="T9">the energies of our model. What structure should you compare your model with? </text:span><text:span text:style-name="T10">Discuss the energy profile of your model. Save an image of the energy profiles of your model and the protein you decided to compare with <text:s/>as energy_profile.png.</text:span></text:p>
      <text:p text:style-name="P55"/>
      <text:p text:style-name="P28">We should compare the model with the template.</text:p>
      <text:p text:style-name="P29">Our model has a Zscore of 4.<text:span text:style-name="T67">8</text:span>, the template has <text:span text:style-name="T55">a Zscore of -5.84</text:span></text:p>
      <text:p text:style-name="P30">This could mean that…?? <text:span text:style-name="T68">prosa </text:span><text:span text:style-name="T69">b</text:span><text:span text:style-name="T68">roken for me?</text:span></text:p>
      <text:p text:style-name="P55"/>
      <text:p text:style-name="P55">h) <text:span text:style-name="T12">Compare the secondary structure of your model with the predicted secondary sequence from the sequence. Display this comparison as an alignment including your target sequence, the </text:span><text:span text:style-name="T13">secondary structure of your model and the predicted secondary structure. Name this file secondary_structure.aln.</text:span></text:p>
      <text:p text:style-name="P34"/>
      <text:p text:style-name="P42"><text:span text:style-name="T70">$</text:span>perl ~/Documents/databases/perl_scripts/psipred.pl <text:span text:style-name="T71">target</text:span>.ss2 &gt; <text:span text:style-name="T72">h_</text:span><text:span text:style-name="T73">t</text:span><text:span text:style-name="T72">secondary</text:span>.pir</text:p>
      <text:p text:style-name="P43">$perl ~/Documents/databases/perl_scripts/aliss.pl model.dssp &gt; h_dsecondary.pir</text:p>
      <text:p text:style-name="P44">$cat h_tsecondary.pir h_dsecondary.pir &gt;h_secondary.pir</text:p>
      <text:p text:style-name="P44"/>
      <text:p text:style-name="P45">$perl ~/Documents/databases/perl_scripts/aconvertMod2.pl -in p -out c &lt;<text:span text:style-name="T74">h_secondary.pir</text:span>&gt;<text:span text:style-name="T75">secondary_structure</text:span>.aln</text:p>
      <text:p text:style-name="P45"><text:soft-page-break/><text:span text:style-name="T76">C</text:span>ompare target.ss2SS and dssp.dsspSS on secondary_structure.aln and target.horiz(only in score 9 amino acids), if t<text:span text:style-name="T77">h</text:span>e 3 are equal the prediction for the amino acid is correct. </text:p>
      <text:p text:style-name="P41"/>
      <text:p text:style-name="P55"/>
      <text:p text:style-name="P55"><text:span text:style-name="T10">i</text:span>) This protein can bind ligands such as drugs or hormones. Find an homologous structure that contains one of these ligands. Name it ligand<text:bookmark-start text:name="__DdeLink__332_2937577639"/>_template<text:bookmark-end text:name="__DdeLink__332_2937577639"/>.pdb.</text:p>
      <text:p text:style-name="P31"/>
      <text:p text:style-name="P61"><text:span text:style-name="T5">Search for the domain (zf-C4) in 3did, select the b</text:span><text:span text:style-name="T6">inding, </text:span><text:span text:style-name="T7">you</text:span><text:span text:style-name="T6"> get 4nqa.</text:span></text:p>
      <text:p text:style-name="P47">H:241-442</text:p>
      <text:p text:style-name="P47">I:85-156</text:p>
      <text:p text:style-name="P47"/>
      <text:p text:style-name="P47">Load 3d24 to pymol</text:p>
      <text:p text:style-name="P47">&gt;fetch 4nqa</text:p>
      <text:p text:style-name="P47">&gt;super 3d24, 4NQA, object=aln1</text:p>
      <text:p text:style-name="P47">Show sequence display on chain identifiers, and search for ligands on 4nqa (search chain H and I that are ligands(?))</text:p>
      <text:p text:style-name="P47">Save ligands as a selection named sb1</text:p>
      <text:p text:style-name="P47">Save the pdb as ligand_template.pdb</text:p>
      <text:p text:style-name="P47"/>
      <text:p text:style-name="P31"/>
      <text:p text:style-name="P55">j) Use the template you ob<text:span text:style-name="T56">t</text:span>ained in the previous question to reconstruct the interaction between our protein of interest and the ligand included in the template.</text:p>
      <text:p text:style-name="P49"><text:span text:style-name="T78">##</text:span>??</text:p>
      <text:p text:style-name="P32">Select previously identified ligands and rename sele as ligand</text:p>
      <text:p text:style-name="P32">&gt;show sticks, byres all within 5 of ligand</text:p>
      <text:p text:style-name="P32"/>
      <text:p text:style-name="P48">##</text:p>
      <text:p text:style-name="P48">Open ligand_template.pdb, </text:p>
      <text:p text:style-name="P48">Side panel: 4nqa&gt;H&gt;everything(hide everything)</text:p>
      <text:p text:style-name="P48">sb1&gt;S&gt;as&gt;sticks (show sb1 as sticks)</text:p>
      <text:p text:style-name="P48">sb1&gt;A&gt;copy to object&gt;3d24 (join sb1 and our protein)</text:p>
      <text:p text:style-name="P48">Delete sb1 selection</text:p>
      <text:p text:style-name="P48">Select the composers of sb1 and name it sb2</text:p>
      <text:p text:style-name="P48">sb2&gt;A&gt;find&gt;polar contacts&gt;to any atom (find interactions of sb2 and 3d24(?))</text:p>
      <text:p text:style-name="P50">#no acaba de quadrar</text:p>
      <text:p text:style-name="P55"/>
      <text:p text:style-name="P55">k) <text:span text:style-name="T8">Analyze the model of protein-ligand interaction you created in the previous question. Identify the amino acids that are more relevant in the interaction with the ligand. Show these amino acids in images taken with pymol. Name them pymol_image1.png, pymol_image2.png, and so on.</text:span></text:p>
      <text:p text:style-name="P7"/>
      <text:p text:style-name="P51">Fotos de interactions del anterior</text:p>
      <text:p text:style-name="P7"/>
      <text:p text:style-name="P55">l) <text:span text:style-name="T8">Locate the amino acids you identified in the previous question in the sequence alignment you created in question d. Are these amino acids conserved or not? Explain why do you think this is happening?</text:span></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1T09:38:17.404829851</meta:creation-date>
    <dc:date>2024-03-13T00:17:35.039514787</dc:date>
    <meta:editing-duration>PT13H43M47S</meta:editing-duration>
    <meta:editing-cycles>194</meta:editing-cycles>
    <meta:generator>LibreOffice/7.3.7.2$Linux_X86_64 LibreOffice_project/30$Build-2</meta:generator>
    <meta:document-statistic meta:table-count="0" meta:image-count="0" meta:object-count="0" meta:page-count="3" meta:paragraph-count="89" meta:word-count="916" meta:character-count="6307" meta:non-whitespace-character-count="5455"/>
  </office:meta>
</office:document-meta>
</file>